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 Mono" fo:language="en" fo:country="US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Grundlag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Pattern M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</text:span><text:span text:style-name="T2">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Datenstrukture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8">diverse Methoden </text:span><text:span text:style-name="T9">»</text:span><text:span text:style-name="T6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6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0">basiert üblicherweise auf Mutation</text:span></text:p>
              </text:list-item>
              <text:list-item>
                <text:p><text:span text:style-name="T11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2">QueueJava.java, </text:span><text:span text:style-name="T13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Praktische Konzepte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6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0">Praktische Alternative zu checked exceptions und GOTO-artigen Exception-gesteuerten Programmabläufen </text:span></text:p>
              </text:list-item>
              <text:list-item>
                <text:p><text:span text:style-name="T14">Konvention: </text:span><text:span text:style-name="T7">Either&lt;ErrorType, </text:span><text:span text:style-name="T6">ResultType&gt;</text:span></text:p>
              </text:list-item>
            </text:list>
            <text:list text:style-name="L3">
              <text:list-item>
                <text:p><text:span text:style-name="T12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7">Try.</text:span><text:span text:style-name="T6">&lt;ReturnType&gt;of(() → ...) </text:span></text:p>
                <text:list>
                  <text:list-item>
                    <text:p>keine Exception =&gt; <text:span text:style-name="T6">Success</text:span> mit Rückgabewert</text:p>
                  </text:list-item>
                  <text:list-item>
                    <text:p><text:span text:style-name="T8">Exception =&gt; </text:span><text:span text:style-name="T15">Failure</text:span><text:span text:style-name="T8"> mit Throwable</text:span></text:p>
                  </text:list-item>
                </text:list>
              </text:list-item>
              <text:list-item>
                <text:p><text:span text:style-name="T8">Monadisches Verhalten a la Optional</text:span></text:p>
              </text:list-item>
              <text:list-item>
                <text:p><text:span text:style-name="T8">Chaining ohne Behandeln möglich!</text:span></text:p>
              </text:list-item>
            </text:list>
            <text:list text:style-name="L3">
              <text:list-item>
                <text:p><text:span text:style-name="T15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5T13:16:13.515999145</dc:date>
    <meta:editing-duration>PT6H43M1S</meta:editing-duration>
    <meta:editing-cycles>32</meta:editing-cycles>
    <meta:generator>LibreOffice/6.0.7.3$Linux_X86_64 LibreOffice_project/00m0$Build-3</meta:generator>
    <meta:document-statistic meta:object-count="85"/>
  </office:meta>
</office:document-meta>
</file>